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TEL i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arallel-gpu-native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arallel-native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string" calcext:value-type="string">
            <text:p>vanilla </text:p>
          </table:table-cell>
          <table:table-cell office:value-type="string" calcext:value-type="string">
            <text:p>17.1~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t pullig ref mesh, moved pos var in header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removed deep copy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string" calcext:value-type="string">
            <text:p>removed unused division, reversed if statements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string" calcext:value-type="string">
            <text:p>compact neighbours map and max neighbour size, for cache reuse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string" calcext:value-type="string">
            <text:p>removed normalization step using averaging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string" calcext:value-type="string">
            <text:p>reordererd deltas</text:p>
          </table:table-cell>
          <table:table-cell office:value-type="float" office:value="21.9" calcext:value-type="float">
            <text:p>21.9</text:p>
          </table:table-cell>
          <table:table-cell/>
        </table:table-row>
        <table:table-row table:style-name="ro1">
          <table:table-cell office:value-type="string" calcext:value-type="string">
            <text:p>parallel average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1:12:40.626238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21:16:06.955548338</meta:creation-date>
    <dc:date>2015-08-15T11:13:01.623379218</dc:date>
    <meta:editing-duration>PT1H3M10S</meta:editing-duration>
    <meta:editing-cycles>7</meta:editing-cycles>
    <meta:generator>LibreOffice/4.2.6.3$Linux_X86_64 LibreOffice_project/420$Build-3</meta:generator>
    <meta:document-statistic meta:table-count="1" meta:cell-count="32" meta:object-count="0"/>
  </office:meta>
</office:document-meta>
</file>